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7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3-10-min_L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ixelSum</text:p>
          </table:table-cell>
          <table:table-cell office:value-type="string" calcext:value-type="string">
            <text:p>Percentage %</text:p>
          </table:table-cell>
          <table:table-cell office:value-type="string" calcext:value-type="string">
            <text:p>Area [metre^2]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Wi*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NumSampl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0162" calcext:value-type="float">
            <text:p>1870162</text:p>
          </table:table-cell>
          <table:table-cell office:value-type="float" office:value="90.8938121742444" calcext:value-type="float">
            <text:p>90,8938121742444</text:p>
          </table:table-cell>
          <table:table-cell office:value-type="float" office:value="1683145800" calcext:value-type="float">
            <text:p>1683145800</text:p>
          </table:table-cell>
          <table:table-cell table:formula="of:=[.C2]/100" office:value-type="float" office:value="0.908938121742444" calcext:value-type="float">
            <text:p>0,908938121742444</text:p>
          </table:table-cell>
          <table:table-cell office:value-type="float" office:value="0.9" calcext:value-type="float">
            <text:p>0,9</text:p>
          </table:table-cell>
          <table:table-cell table:formula="of:=SQRT([.F2]*(1-[.F2]))" office:value-type="float" office:value="0.3" calcext:value-type="float">
            <text:p>0,3</text:p>
          </table:table-cell>
          <table:table-cell table:formula="of:=[.E2]*[.G2]" office:value-type="float" office:value="0.272681436522733" calcext:value-type="float">
            <text:p>0,272681436522733</text:p>
          </table:table-cell>
          <table:table-cell office:value-type="float" office:value="0.02" calcext:value-type="float">
            <text:p>0,02</text:p>
          </table:table-cell>
          <table:table-cell table:formula="of:=ROUND(([.H4]/[.I2]) ^ 2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362" calcext:value-type="float">
            <text:p>187362</text:p>
          </table:table-cell>
          <table:table-cell office:value-type="float" office:value="9.10618782575562" calcext:value-type="float">
            <text:p>9,10618782575562</text:p>
          </table:table-cell>
          <table:table-cell office:value-type="float" office:value="168625800" calcext:value-type="float">
            <text:p>168625800</text:p>
          </table:table-cell>
          <table:table-cell table:formula="of:=[.C3]/100" office:value-type="float" office:value="0.0910618782575562" calcext:value-type="float">
            <text:p>0,0910618782575562</text:p>
          </table:table-cell>
          <table:table-cell office:value-type="float" office:value="0.8" calcext:value-type="float">
            <text:p>0,8</text:p>
          </table:table-cell>
          <table:table-cell table:formula="of:=SQRT([.F3]*(1-[.F3]))" office:value-type="float" office:value="0.4" calcext:value-type="float">
            <text:p>0,4</text:p>
          </table:table-cell>
          <table:table-cell table:formula="of:=[.E3]*[.G3]" office:value-type="float" office:value="0.0364247513030225" calcext:value-type="float">
            <text:p>0,0364247513030225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2:.H3])" office:value-type="float" office:value="0.309106187825756" calcext:value-type="float">
            <text:p>0,309106187825756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Sample Stratifica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Weighted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Mea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 – Land</text:p>
          </table:table-cell>
          <table:table-cell table:formula="of:=ROUND([.J2]*[.E2])" office:value-type="float" office:value="217" calcext:value-type="float">
            <text:p>217</text:p>
          </table:table-cell>
          <table:table-cell table:formula="of:=[.G3]/2" office:value-type="float" office:value="0.2" calcext:value-type="float">
            <text:p>0,2</text:p>
          </table:table-cell>
          <table:table-cell table:formula="of:=ROUND(([.J2]/2 + [.J2]*[.E2])/2)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 – Water</text:p>
          </table:table-cell>
          <table:table-cell table:formula="of:=ROUND([.J2]*[.E3])" office:value-type="float" office:value="22" calcext:value-type="float">
            <text:p>22</text:p>
          </table:table-cell>
          <table:table-cell table:formula="of:=[.G3]/2" office:value-type="float" office:value="0.2" calcext:value-type="float">
            <text:p>0,2</text:p>
          </table:table-cell>
          <table:table-cell table:formula="of:=ROUND(([.J2]/2 + [.J2]*[.E3])/2)"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9:.E10])" office:value-type="float" office:value="239" calcext:value-type="float">
            <text:p>23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/00/0000</text:date>, <text:time style:data-style-name="N2" text:time-value="10:48:38.3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05-18T10:49:00.867000000</dc:date>
    <meta:editing-duration>PT22S</meta:editing-duration>
    <meta:editing-cycles>1</meta:editing-cycles>
    <meta:document-statistic meta:table-count="1" meta:cell-count="42" meta:object-count="0"/>
  </office:meta>
</office:document-meta>
</file>